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32d46" officeooo:paragraph-rsid="00132d46" style:font-size-asian="14pt" style:font-size-complex="14pt"/>
    </style:style>
    <style:style style:name="P2" style:family="paragraph" style:parent-style-name="Standard">
      <style:text-properties fo:font-size="14pt" officeooo:rsid="0014b9c1" officeooo:paragraph-rsid="0014b9c1" style:font-size-asian="14pt" style:font-size-complex="14pt"/>
    </style:style>
    <style:style style:name="P3" style:family="paragraph" style:parent-style-name="Standard">
      <style:text-properties fo:font-size="14pt" officeooo:rsid="0014b9c1" officeooo:paragraph-rsid="0015e89a" style:font-size-asian="14pt" style:font-size-complex="14pt"/>
    </style:style>
    <style:style style:name="P4" style:family="paragraph" style:parent-style-name="Standard">
      <style:text-properties fo:font-size="14pt" officeooo:rsid="0015e89a" officeooo:paragraph-rsid="0015e89a" style:font-size-asian="14pt" style:font-size-complex="14pt"/>
    </style:style>
    <style:style style:name="P5" style:family="paragraph" style:parent-style-name="Standard">
      <style:text-properties fo:font-size="14pt" officeooo:rsid="0016cbea" officeooo:paragraph-rsid="0016cbea" style:font-size-asian="14pt" style:font-size-complex="14pt"/>
    </style:style>
    <style:style style:name="P6" style:family="paragraph" style:parent-style-name="Standard">
      <style:text-properties fo:font-size="14pt" officeooo:rsid="00193a19" officeooo:paragraph-rsid="00193a19" style:font-size-asian="14pt" style:font-size-complex="14pt"/>
    </style:style>
    <style:style style:name="P7" style:family="paragraph" style:parent-style-name="Standard">
      <style:text-properties fo:font-size="14pt" fo:font-weight="bold" officeooo:rsid="0015e89a" officeooo:paragraph-rsid="0015e89a" style:font-size-asian="14pt" style:font-weight-asian="bold" style:font-size-complex="14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officeooo:rsid="00132d46" officeooo:paragraph-rsid="00132d46" style:font-size-asian="16pt" style:font-weight-asian="bold" style:font-size-complex="16pt" style:font-weight-complex="bold"/>
    </style:style>
    <style:style style:name="P10" style:family="paragraph" style:parent-style-name="Standard">
      <style:text-properties fo:font-size="16pt" fo:font-weight="bold" officeooo:rsid="0014b9c1" officeooo:paragraph-rsid="0014b9c1" style:font-size-asian="16pt" style:font-weight-asian="bold" style:font-size-complex="16pt" style:font-weight-complex="bold"/>
    </style:style>
    <style:style style:name="P11" style:family="paragraph" style:parent-style-name="Standard">
      <style:text-properties fo:font-size="16pt" fo:font-weight="bold" officeooo:rsid="0015e89a" officeooo:paragraph-rsid="0015e89a" style:font-size-asian="16pt" style:font-weight-asian="bold" style:font-size-complex="16pt" style:font-weight-complex="bold"/>
    </style:style>
    <style:style style:name="P12" style:family="paragraph" style:parent-style-name="Text_20_body">
      <style:text-properties officeooo:paragraph-rsid="00193a19"/>
    </style:style>
    <style:style style:name="P13" style:family="paragraph" style:parent-style-name="Text_20_body">
      <style:text-properties fo:font-size="14pt" officeooo:rsid="00193a19" officeooo:paragraph-rsid="00193a19" style:font-size-asian="14pt" style:font-size-complex="14pt"/>
    </style:style>
    <style:style style:name="P14" style:family="paragraph" style:parent-style-name="Text_20_body">
      <style:text-properties fo:font-size="14pt" officeooo:rsid="001f3115" officeooo:paragraph-rsid="00193a19" style:font-size-asian="14pt" style:font-size-complex="14pt"/>
    </style:style>
    <style:style style:name="P15" style:family="paragraph" style:parent-style-name="Text_20_body">
      <style:text-properties fo:font-size="14pt" officeooo:rsid="001f3115" officeooo:paragraph-rsid="001f3115" style:font-size-asian="14pt" style:font-size-complex="14pt"/>
    </style:style>
    <style:style style:name="P16" style:family="paragraph" style:parent-style-name="Text_20_body">
      <style:text-properties fo:font-size="14pt" fo:font-weight="normal" officeooo:rsid="0023db3a" officeooo:paragraph-rsid="0023db3a" style:font-size-asian="14pt" style:font-weight-asian="normal" style:font-size-complex="14pt" style:font-weight-complex="normal"/>
    </style:style>
    <style:style style:name="P17" style:family="paragraph" style:parent-style-name="Text_20_body">
      <style:text-properties fo:font-size="14pt" fo:font-weight="bold" officeooo:rsid="00244700" officeooo:paragraph-rsid="00244700" style:font-size-asian="14pt" style:font-weight-asian="bold" style:font-size-complex="14pt" style:font-weight-complex="bold"/>
    </style:style>
    <style:style style:name="P18" style:family="paragraph" style:parent-style-name="Text_20_body">
      <style:text-properties fo:font-size="14pt" fo:font-style="italic" fo:font-weight="bold" officeooo:rsid="00244700" officeooo:paragraph-rsid="00244700" style:font-size-asian="14pt" style:font-style-asian="italic" style:font-weight-asian="bold" style:font-size-complex="14pt" style:font-style-complex="italic" style:font-weight-complex="bold"/>
    </style:style>
    <style:style style:name="P19" style:family="paragraph" style:parent-style-name="Text_20_body">
      <style:text-properties fo:font-size="14pt" fo:font-style="italic" fo:font-weight="normal" officeooo:rsid="00244700" officeooo:paragraph-rsid="00244700" style:font-size-asian="14pt" style:font-style-asian="italic" style:font-weight-asian="normal" style:font-size-complex="14pt" style:font-style-complex="italic" style:font-weight-complex="normal"/>
    </style:style>
    <style:style style:name="P20" style:family="paragraph" style:parent-style-name="Text_20_body">
      <style:text-properties fo:font-size="14pt" fo:font-style="italic" fo:font-weight="normal" officeooo:rsid="00258298" officeooo:paragraph-rsid="00258298" style:font-size-asian="14pt" style:font-style-asian="italic" style:font-weight-asian="normal" style:font-size-complex="14pt" style:font-style-complex="italic" style:font-weight-complex="normal"/>
    </style:style>
    <style:style style:name="P21" style:family="paragraph" style:parent-style-name="Text_20_body">
      <style:text-properties fo:font-size="14pt" fo:font-style="normal" fo:font-weight="bold" officeooo:rsid="00244700" officeooo:paragraph-rsid="00244700" style:font-size-asian="14pt" style:font-style-asian="normal" style:font-weight-asian="bold" style:font-size-complex="14pt" style:font-style-complex="normal" style:font-weight-complex="bold"/>
    </style:style>
    <style:style style:name="P22" style:family="paragraph" style:parent-style-name="Text_20_body">
      <style:text-properties fo:font-size="14pt" fo:font-style="normal" fo:font-weight="bold" officeooo:rsid="00258298" officeooo:paragraph-rsid="00258298" style:font-size-asian="14pt" style:font-style-asian="normal" style:font-weight-asian="bold" style:font-size-complex="14pt" style:font-style-complex="normal" style:font-weight-complex="bold"/>
    </style:style>
    <style:style style:name="P23" style:family="paragraph" style:parent-style-name="Text_20_body">
      <style:text-properties fo:font-size="14pt" fo:font-style="normal" fo:font-weight="normal" officeooo:rsid="00244700" officeooo:paragraph-rsid="00244700" style:font-size-asian="14pt" style:font-style-asian="normal" style:font-weight-asian="normal" style:font-size-complex="14pt" style:font-style-complex="normal" style:font-weight-complex="normal"/>
    </style:style>
    <style:style style:name="P24" style:family="paragraph" style:parent-style-name="Text_20_body">
      <style:text-properties fo:font-size="14pt" fo:font-style="normal" fo:font-weight="normal" officeooo:rsid="00258298" officeooo:paragraph-rsid="00258298" style:font-size-asian="14pt" style:font-style-asian="normal" style:font-weight-asian="normal" style:font-size-complex="14pt" style:font-style-complex="normal" style:font-weight-complex="normal"/>
    </style:style>
    <style:style style:name="P25" style:family="paragraph" style:parent-style-name="Text_20_body">
      <style:text-properties fo:font-size="14pt" fo:font-style="normal" fo:font-weight="normal" officeooo:rsid="002930bf" officeooo:paragraph-rsid="002930bf" style:font-size-asian="14pt" style:font-style-asian="normal" style:font-weight-asian="normal" style:font-size-complex="14pt" style:font-style-complex="normal" style:font-weight-complex="normal"/>
    </style:style>
    <style:style style:name="P26" style:family="paragraph" style:parent-style-name="Text_20_body">
      <style:text-properties fo:font-size="16pt" fo:font-weight="bold" officeooo:rsid="001f3115" officeooo:paragraph-rsid="001f3115" style:font-size-asian="16pt" style:font-weight-asian="bold" style:font-size-complex="16pt" style:font-weight-complex="bold"/>
    </style:style>
    <style:style style:name="P27" style:family="paragraph" style:parent-style-name="Text_20_body">
      <style:text-properties fo:font-size="16pt" fo:font-weight="bold" officeooo:rsid="0020256c" officeooo:paragraph-rsid="0020256c" style:font-size-asian="16pt" style:font-weight-asian="bold" style:font-size-complex="16pt" style:font-weight-complex="bold"/>
    </style:style>
    <style:style style:name="P28" style:family="paragraph" style:parent-style-name="Text_20_body">
      <style:text-properties fo:font-size="16pt" fo:font-style="normal" fo:font-weight="bold" officeooo:rsid="00244700" officeooo:paragraph-rsid="00244700" style:font-size-asian="16pt" style:font-style-asian="normal" style:font-weight-asian="bold" style:font-size-complex="16pt" style:font-style-complex="normal" style:font-weight-complex="bold"/>
    </style:style>
    <style:style style:name="P29" style:family="paragraph" style:parent-style-name="Standard">
      <style:text-properties fo:font-size="14pt" fo:font-weight="bold" officeooo:rsid="0015e89a" officeooo:paragraph-rsid="0015e89a" style:font-size-asian="14pt" style:font-weight-asian="bold" style:font-size-complex="14pt" style:font-weight-complex="bold"/>
    </style:style>
    <style:style style:name="P30" style:family="paragraph" style:parent-style-name="Standard">
      <style:text-properties fo:font-size="14pt" officeooo:rsid="0015e89a" officeooo:paragraph-rsid="0015e89a" style:font-size-asian="14pt" style:font-size-complex="14pt"/>
    </style:style>
    <style:style style:name="P31" style:family="paragraph" style:parent-style-name="Standard">
      <style:text-properties fo:font-size="14pt" officeooo:rsid="00193a19" officeooo:paragraph-rsid="00193a19" style:font-size-asian="14pt" style:font-size-complex="14pt"/>
    </style:style>
    <style:style style:name="P32" style:family="paragraph" style:parent-style-name="Standard" style:list-style-name="L1">
      <style:text-properties officeooo:paragraph-rsid="00193a19"/>
    </style:style>
    <style:style style:name="P33" style:family="paragraph" style:parent-style-name="Text_20_body" style:list-style-name="L1"/>
    <style:style style:name="P34" style:family="paragraph" style:parent-style-name="Text_20_body">
      <style:text-properties fo:font-size="14pt" fo:font-style="italic" fo:font-weight="bold" officeooo:rsid="002930bf" officeooo:paragraph-rsid="002930bf" style:font-size-asian="14pt" style:font-style-asian="italic" style:font-weight-asian="bold" style:font-size-complex="14pt" style:font-style-complex="italic" style:font-weight-complex="bold"/>
    </style:style>
    <style:style style:name="P35" style:family="paragraph" style:parent-style-name="Text_20_body">
      <style:text-properties fo:font-size="14pt" fo:font-style="italic" fo:font-weight="bold" officeooo:rsid="002c16b3" officeooo:paragraph-rsid="002c16b3" style:font-size-asian="14pt" style:font-style-asian="italic" style:font-weight-asian="bold" style:font-size-complex="14pt" style:font-style-complex="italic" style:font-weight-complex="bold"/>
    </style:style>
    <style:style style:name="P36" style:family="paragraph" style:parent-style-name="Text_20_body" style:list-style-name="L1">
      <style:paragraph-properties fo:margin-top="0cm" fo:margin-bottom="0cm" loext:contextual-spacing="false"/>
    </style:style>
    <style:style style:name="T1" style:family="text">
      <style:text-properties officeooo:rsid="00132d46"/>
    </style:style>
    <style:style style:name="T2" style:family="text">
      <style:text-properties officeooo:rsid="0015e89a"/>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93a19"/>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258298"/>
    </style:style>
    <style:style style:name="T10" style:family="text">
      <style:text-properties officeooo:rsid="002c16b3"/>
    </style:style>
    <style:style style:name="T11" style:family="text">
      <style:text-properties officeooo:rsid="0032eb5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tab/><text:tab/><text:tab/> <text:s text:c="8"/><text:span text:style-name="T1">RESTful API </text:span></text:p>
      <text:p text:style-name="P9"><text:tab/><text:tab/><text:tab/> <text:s/>( Representational State Transefer API )</text:p>
      <text:p text:style-name="P1"/>
      <text:p text:style-name="P1"/>
      <text:p text:style-name="P1"/>
      <text:p text:style-name="P10">WHY DO WE NEED REST API ?</text:p>
      <text:p text:style-name="P2"/>
      <text:p text:style-name="P3"><text:s/><text:span text:style-name="T2">Any application that we build thrives on data , either the application was built to retrieve data for the user or the application needs the data to do some computaion and return result to the user or the client.</text:span></text:p>
      <text:p text:style-name="P3"/>
      <text:p text:style-name="P7">Eample :</text:p>
      <text:p text:style-name="P4">The weather applications in our mobile phones , When we enter city name as “Delhi” , The application itself does not have all the required data but rather creates a request to a server in the cloud which holds the data , Once the server hosting the data receives the request it replies to the client with the corressponding data in a JSON / XML format.This data is received by the application and then proccessed and displayed for the user.</text:p>
      <text:p text:style-name="P3"/>
      <text:p text:style-name="P4"><text:span text:style-name="T4">API : </text:span>It is just a interface which allows two pieces of softwares to communicate and co-ordinate with each other despite their functional or structural differences.</text:p>
      <text:p text:style-name="P3"/>
      <text:p text:style-name="P11">Caveat : </text:p>
      <text:p text:style-name="P4">[1] Different application sends out different formats of data to the server and will need different format of input to carry on a computation but the server may not always send the data in the suitable format to the application.</text:p>
      <text:p text:style-name="P4"/>
      <text:p text:style-name="P4">[2] Sometimes , the project is built in a certain language (say JAVA) but the project requires certain services / tools from other languages (Say Python ) , now wee need a REST api to bridge the difference between the two language’s formats.</text:p>
      <text:p text:style-name="P4"/>
      <text:p text:style-name="P7">Solution :</text:p>
      <text:p text:style-name="P4">REST APIs can be used to overcome this issue .</text:p>
      <text:p text:style-name="P4"/>
      <text:p text:style-name="P5">Usually , REST apis are built arround a function or a module .</text:p>
      <text:p text:style-name="P5">This REST api now allows the function to be used as a service i.e now the api hides all the varying input type required by the model and provides a simple interface for any client to use the function without actually having to worry about the internal structure and functioning of the model.</text:p>
      <text:p text:style-name="P5"/>
      <text:p text:style-name="P5">Example :</text:p>
      <text:p text:style-name="P5"/>
      <text:p text:style-name="P5">Let us consider we have a user in Java Client/Server and <text:span text:style-name="T5">he wants to use the SVM classifier on IRIS database .</text:span></text:p>
      <text:p text:style-name="P6"><text:soft-page-break/></text:p>
      <text:p text:style-name="P6">**The model considered above takes Four parameters : </text:p>
      <text:list xml:id="list4770022167368755184" text:style-name="L1">
        <text:list-item>
          <text:p text:style-name="P32">SepalLengthCm </text:p>
        </text:list-item>
        <text:list-item>
          <text:p text:style-name="P36">SepalWidthCm </text:p>
        </text:list-item>
        <text:list-item>
          <text:p text:style-name="P36">PetalLengthCm </text:p>
        </text:list-item>
        <text:list-item>
          <text:p text:style-name="P33">PetalWidthCm </text:p>
        </text:list-item>
      </text:list>
      <text:p text:style-name="P12"><text:span text:style-name="T5">and uses a SVM classisfier to classify the given flower into either of the three predifined classes of flowers (</text:span>Setosa ,Versicolor ,Virginica <text:span text:style-name="T5">). <text:s/>**</text:span></text:p>
      <text:p text:style-name="P13">Now we can build a REST API arround the SVMiris Model and make it available as a service which can be used by any client just by making request to the API.</text:p>
      <text:p text:style-name="P14"/>
      <text:p text:style-name="P15">So , Now the client has to make a HTTP request to the API and the API will make sure that irrespective of the format the input is received in , it makes it suitable for the SVMIris model , Runs the pre-trained model on given data and return the output in suitable format to the Client.</text:p>
      <text:p text:style-name="P15"/>
      <text:p text:style-name="P15"/>
      <text:p text:style-name="P15">Out of the available HTTP requests , most commonly used requests are GET and POST.</text:p>
      <text:p text:style-name="P15">GET : <text:s/>Mostly used to consume data from a server .</text:p>
      <text:p text:style-name="P15">POST : <text:s/>This type of request has data sent by the client to the server enclosed in the body of the request. Now the api handles the parameters runs the service and returns the output to client.</text:p>
      <text:p text:style-name="P26"><text:s/></text:p>
      <text:p text:style-name="P27">FLASK FRAMEWORK</text:p>
      <text:p text:style-name="P16">It is a web framework written in python , it acts as the WSGI (Web server gateway interface) for REST api.</text:p>
      <text:p text:style-name="P17">INSTALLING <text:s/>FLASK</text:p>
      <text:p text:style-name="P19">sudo pip install flask</text:p>
      <text:p text:style-name="P21">IMPORT FLASK </text:p>
      <text:p text:style-name="P18"><text:span text:style-name="T6">from flask import Flask</text:span> <text:s/></text:p>
      <text:p text:style-name="P18"><text:span text:style-name="T7">Here , we are making an instance of flask package</text:span> </text:p>
      <text:p text:style-name="P21"><text:soft-page-break/>To Handle requests using flask , import requests from flask</text:p>
      <text:p text:style-name="P19">from flask import requests</text:p>
      <text:p text:style-name="P28">Building a Basic flask server</text:p>
      <text:p text:style-name="P21">Import all required packages</text:p>
      <text:p text:style-name="P19">from flask import Flask</text:p>
      <text:p text:style-name="P19">import math</text:p>
      <text:p text:style-name="P19">import sys</text:p>
      <text:p text:style-name="P19">import json</text:p>
      <text:p text:style-name="P19">import requests</text:p>
      <text:p text:style-name="P19">from flask import request</text:p>
      <text:p text:style-name="P21"/>
      <text:p text:style-name="P21">Create an instance of flask application usinf Flask constructor</text:p>
      <text:p text:style-name="P21">app = Flask(__name__)</text:p>
      <text:p text:style-name="P21"/>
      <text:p text:style-name="P21">Creating a Route </text:p>
      <text:p text:style-name="P19">@app.route('/sd',methods=['GET','POST'])</text:p>
      <text:p text:style-name="P19">def sd_calc():</text:p>
      <text:p text:style-name="P19"><text:s text:c="4"/></text:p>
      <text:p text:style-name="P19"><text:s text:c="4"/>n=len(ls)</text:p>
      <text:p text:style-name="P19"><text:s text:c="4"/>if n &lt;= 1:</text:p>
      <text:p text:style-name="P19"><text:s text:c="8"/>return str(0.0)</text:p>
      <text:p text:style-name="P19"/>
      <text:p text:style-name="P19"><text:s text:c="4"/>mean, sd = avg_calc(ls), 0.0</text:p>
      <text:p text:style-name="P19"/>
      <text:p text:style-name="P19"><text:s text:c="4"/># calculate stan. dev.</text:p>
      <text:p text:style-name="P19"><text:s text:c="4"/>for element in ls:</text:p>
      <text:p text:style-name="P19"><text:s text:c="8"/>sd += (float(element) - mean)**2</text:p>
      <text:p text:style-name="P19"><text:soft-page-break/><text:s text:c="4"/>sd = math.sqrt(sd / float(n-1))</text:p>
      <text:p text:style-name="P19"/>
      <text:p text:style-name="P19"><text:s text:c="4"/>return str(sd)</text:p>
      <text:p text:style-name="P19"><text:s text:c="4"/></text:p>
      <text:p text:style-name="P19"/>
      <text:p text:style-name="P19">def avg_calc(ls):</text:p>
      <text:p text:style-name="P19"><text:s text:c="4"/>n, sum1 = len(ls), 0.0</text:p>
      <text:p text:style-name="P19"/>
      <text:p text:style-name="P19"><text:s text:c="4"/>if n &lt;= 1:</text:p>
      <text:p text:style-name="P19"><text:s text:c="8"/>return ls[0]</text:p>
      <text:p text:style-name="P19"/>
      <text:p text:style-name="P19"><text:s text:c="4"/># calculate average</text:p>
      <text:p text:style-name="P19"><text:s text:c="4"/>for element in ls:</text:p>
      <text:p text:style-name="P19"><text:s text:c="8"/>sum1 = sum1 + float(element)</text:p>
      <text:p text:style-name="P19"><text:s text:c="4"/>mean = sum1 / float(n)</text:p>
      <text:p text:style-name="P19"/>
      <text:p text:style-name="P19"><text:s text:c="4"/>return mean</text:p>
      <text:p text:style-name="P19">ls=[1,2,3,4,<text:span text:style-name="T9">5,6,7,8,9,10,11,12,13,14,15,16,17,18,19,20</text:span>]</text:p>
      <text:p text:style-name="P19"/>
      <text:p text:style-name="P19"><text:span text:style-name="T8">RUN THE APPLICATION USING app.run() <text:s/></text:span><text:s/></text:p>
      <text:p text:style-name="P19">if __name__ == '__main__':</text:p>
      <text:p text:style-name="P19"><text:tab/>app.run(host='0.0.0.0',port=3000,debug=True)<text:tab/></text:p>
      <text:p text:style-name="P23">Here the app will run only if it is run directly but not when it is being imported into other functions</text:p>
      <text:p text:style-name="P18">RUN THE FLASK SERVER</text:p>
      <text:p text:style-name="P23">in CLI </text:p>
      <text:p text:style-name="P19">Python rest_sd.py runserver -d </text:p>
      <text:p text:style-name="P23">-d turns on the debug mode</text:p>
      <text:p text:style-name="P22"><text:soft-page-break/>ACCESSING THE OUTPUT OF THE SERVER :</text:p>
      <text:p text:style-name="P24">In Browser ,</text:p>
      <text:p text:style-name="P24">Type </text:p>
      <text:p text:style-name="P20">http://&lt;ipaddress&gt;:3000/sd</text:p>
      <text:p text:style-name="P20"/>
      <text:p text:style-name="P24">Here we have used only a get Request.</text:p>
      <text:p text:style-name="P24">Sending a post request from browser is difficult so we can use <text:span text:style-name="T3">POSTMAN </text:span>for sending more complex requests and testing if our API works.</text:p>
      <text:p text:style-name="P24"/>
      <text:p text:style-name="P25">POSTMAN is a<text:span text:style-name="T10">n application to interact with HTTP api’s and it provides a GUI to make various types of requests and receive back the response for the client.It is mostly used for testing and developmental purpose.</text:span></text:p>
      <text:p text:style-name="P34">Install Postman , select the type of request , copy paste the API end point and make the request <text:span text:style-name="T10">and the response will be displayed in the window below.</text:span></text:p>
      <text:p text:style-name="P34"/>
      <text:p text:style-name="P35">UPCOMING :</text:p>
      <text:p text:style-name="P35">REST API to handle POST request for array from a server/client and calculate mean and sd and return reapose to client.</text:p>
      <text:p text:style-name="P18"/>
      <text:p text:style-name="P18"/>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0:10:08.303496189</meta:creation-date>
    <meta:generator>LibreOffice/5.1.6.2$Linux_X86_64 LibreOffice_project/10m0$Build-2</meta:generator>
    <dc:date>2018-05-18T12:33:36.599754104</dc:date>
    <meta:editing-duration>PT42M13S</meta:editing-duration>
    <meta:editing-cycles>10</meta:editing-cycles>
    <meta:document-statistic meta:table-count="0" meta:image-count="0" meta:object-count="0" meta:page-count="5" meta:paragraph-count="89" meta:word-count="887" meta:character-count="5113" meta:non-whitespace-character-count="4180"/>
  </office:meta>
</office:document-meta>
</file>